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paragraph-rsid="000eb560"/>
    </style:style>
    <style:style style:name="P2" style:family="paragraph" style:parent-style-name="Text_20_body">
      <style:text-properties fo:language="cs" fo:country="CZ" officeooo:rsid="000eb560" officeooo:paragraph-rsid="000eb560"/>
    </style:style>
    <style:style style:name="P3" style:family="paragraph" style:parent-style-name="Text_20_body">
      <style:text-properties fo:language="cs" fo:country="CZ" officeooo:rsid="00104de3" officeooo:paragraph-rsid="00104de3"/>
    </style:style>
    <style:style style:name="P4" style:family="paragraph" style:parent-style-name="Subtitle">
      <style:text-properties fo:language="cs" fo:country="CZ" officeooo:paragraph-rsid="000eb560"/>
    </style:style>
    <style:style style:name="P5" style:family="paragraph" style:parent-style-name="Title">
      <style:text-properties fo:language="cs" fo:country="CZ"/>
    </style:style>
    <style:style style:name="P6" style:family="paragraph" style:parent-style-name="Text_20_body">
      <style:text-properties fo:language="cs" fo:country="CZ" officeooo:rsid="00121e9e" officeooo:paragraph-rsid="0017aa65"/>
    </style:style>
    <style:style style:name="P7" style:family="paragraph" style:parent-style-name="Text_20_body">
      <style:text-properties fo:language="cs" fo:country="CZ" officeooo:rsid="0015f20d" officeooo:paragraph-rsid="0015f20d"/>
    </style:style>
    <style:style style:name="P8" style:family="paragraph" style:parent-style-name="Text_20_body">
      <style:text-properties fo:language="cs" fo:country="CZ" officeooo:rsid="00104de3" officeooo:paragraph-rsid="0017aa65"/>
    </style:style>
    <style:style style:name="P9" style:family="paragraph" style:parent-style-name="Text_20_body">
      <style:text-properties officeooo:rsid="0015f20d" officeooo:paragraph-rsid="0015f20d"/>
    </style:style>
    <style:style style:name="P10" style:family="paragraph" style:parent-style-name="Text_20_body">
      <style:text-properties officeooo:rsid="0017aa65" officeooo:paragraph-rsid="0017aa65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="solid" draw:fill-color="#aea79f"/>
    </style:style>
    <style:style style:name="T1" style:family="text">
      <style:text-properties officeooo:rsid="00121e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1e9e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7aa65"/>
    </style:style>
    <style:style style:name="T6" style:family="text">
      <style:text-properties fo:font-size="12pt"/>
    </style:style>
    <style:style style:name="T7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aea79f" fo:min-height="1.8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>Klient-server pro získání infromace o uživatelích</text:p>
      <text:p text:style-name="P4">Počítačové komunikace a sítě – Projekt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draw:frame text:anchor-type="paragraph" draw:z-index="0" draw:name="Shape1" draw:style-name="gr1" draw:text-style-name="P11" svg:width="1.7087in" svg:height="0.4169in" svg:x="4.9866in" svg:y="0.4189in"><draw:text-box><text:p><text:span text:style-name="T6">Jiří Furda (xfurda00)</text:span></text:p><text:p><text:span text:style-name="T6">11. března 2018</text:span></text:p></draw:text-box></draw:frame><draw:frame text:anchor-type="paragraph" draw:z-index="1" draw:name="Shape2" draw:style-name="gr2" draw:text-style-name="P11" svg:width="2.7189in" svg:height="0.3898in" svg:x="0.0283in" svg:y="0.398in"><draw:text-box><text:p><text:span text:style-name="T6">Fakulta informačních technologií</text:span></text:p><text:p><text:span text:style-name="T6">Vysoké učení technické v Brně</text:span></text:p></draw:text-box></draw:frame></text:p>
      <text:p text:style-name="P2"/>
      <text:h text:style-name="Heading_20_1" text:outline-level="1"><text:soft-page-break/>Úvod</text:h>
      <text:p text:style-name="P7">Tento projekt zprostředkovává komunikaci mezi serverem a klientem pomocí vlastně navrženého aplikačního protokolu určeného k získání informací o uživatelích serveru.</text:p>
      <text:h text:style-name="Heading_20_1" text:outline-level="1">Popis</text:h>
      <text:p text:style-name="P9">K získání požadovaných informací se využívá soubor /etc/passwd, <text:span text:style-name="T5">kde se uchovávají informace o momentalně přihlášených uživatelských účtech. </text:span><text:s/><text:span text:style-name="T5">P</text:span>omocí parametru spuštění -f <text:span text:style-name="T5">můžeme</text:span> zjistit podrobnější informace o daném uživateli, pomocí parametru -n lze zase získat cestu k jeho domovské složce a pomocí parametru -l je možné vypsat seznam všech uživatelů nebo jen jejich části, obsahující daný prefix.</text:p>
      <text:h text:style-name="Heading_20_1" text:outline-level="1">Implemetace</text:h>
      <text:p text:style-name="P10">Při úspěšném vykonání běhu je program ukončen s návratovým kódem 0 a výstupem na STDOUT. Pokud při běhu nastane libovolná chyba, program končí s návratovám kódem 1 a chybovou hláškou <text:s/>v anglickém jazyce ve formě “ERROR: Popis chyby” vypsanou n STDERR.</text:p>
      <text:p text:style-name="P10">Pokud je výsledkem dotazu více než-li jedna položka, je každá z důvodu přehlednosti vypsána na nový řádek.</text:p>
      <text:p text:style-name="P9"/>
      <text:p text:style-name="P3">Ukázka použití</text:p>
      <text:p text:style-name="P3"/>
      <text:h text:style-name="Heading_20_1" text:outline-level="1">Protokol</text:h>
      <text:p text:style-name="P8">Komunikace mezi serverem a klientem probíhá použitím vlastního aplikačního protokolu. <text:span text:style-name="T5">Každá položka je oddělena novým řádkem a řídící zprávy, krom prvnotního dotazu na server, jsou vždy čtyřmístné řetězce obsahující dvě velká písmenna označující anglickou zkratkou popísující akci a je oddělena vykřičníkem před i po této zkratce (např. OK). </text:span></text:p>
      <text:p text:style-name="P8"><text:s/>První “podání ruky” (handshake) přicházi od klienta a server jej očekává ve tvaru <text:span text:style-name="T2">login:flag</text:span> (např. <text:span text:style-name="T2">xfurda00:n</text:span>), kde login nese informaci, <text:span text:style-name="T1">o který učet se klient zajímá</text:span> (u možností <text:span text:style-name="T4">-n</text:span> a <text:span text:style-name="T2">-f</text:span>). <text:span text:style-name="T1">U možnosti </text:span><text:span text:style-name="T3">-l</text:span><text:span text:style-name="T1"> zase nese informaci o prefixu pravděpodobně více uživatelských účtu, které se mají dohledat. Tato možnost nabízí validní použití i bez specifikace loginu.</text:span></text:p>
      <text:p text:style-name="P6">Odpovědí serveru na toto podání ruky je na prvním řádku buď !OK! Značící že je vše v pořádku a na dalším řádku už následují informace, na které se klient dotazoval. Druhý připad je odpověd formou !NF! Symbolizujicí nenalezení požadované informace (not found). Oba tyto případy končí rozloučením serveru řetezcem !EN!</text:p>
      <text:p text:style-name="P6"><draw:frame text:anchor-type="paragraph" draw:z-index="3" draw:name="Shape3" draw:style-name="gr3" draw:text-style-name="P12" svg:width="2.063in" svg:height="1.813in" svg:x="4.9972in" svg:y="0.5902in"><draw:text-box><text:p><text:span text:style-name="T7">Ukázka neúspešněho dotazu</text:span></text:p><text:p/><text:p>KLIENT: nikdo:n</text:p><text:p>SERVER: !NF!</text:p><text:p>SERVER: !EN!</text:p><text:p/><text:p>Výstup klienta:</text:p><text:p>ERROR: No result to be shown</text:p></draw:text-box></draw:frame><draw:frame text:anchor-type="paragraph" draw:z-index="2" draw:name="Shape3" draw:style-name="gr3" draw:text-style-name="P12" svg:width="2.063in" svg:height="1.813in" svg:x="2.3929in" svg:y="0.5902in"><draw:text-box><text:p><text:span text:style-name="T7">Ukázka úspešněho dotazu</text:span></text:p><text:p/><text:p>KLIENT: furdys:n</text:p><text:p>SERVER: !OK!</text:p><text:p>SERVER: /home/furdys</text:p><text:p>SERVER: !EN!</text:p><text:p/><text:p>Výstup klienta:</text:p><text:p><text:s/>/home/furdys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8:25:45.822309482</meta:creation-date>
    <dc:date>2018-03-12T11:55:52.821621635</dc:date>
    <meta:editing-duration>PT19M5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306" meta:character-count="2070" meta:non-whitespace-character-count="1772"/>
  </office:meta>
</office:document-meta>
</file>